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8a1" officeooo:paragraph-rsid="0018a8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- HTML</text:p>
      <text:p text:style-name="P1"/>
      <text:p text:style-name="P1">Test 1 :</text:p>
      <text:p text:style-name="P1">Créer deux paragraphes d’une hauteur de 300 pixels et d’une largeur de 700</text:p>
      <text:p text:style-name="P1">pixels. Y inclure un texte très long et gérer son débordement afin qu’il soit</text:p>
      <text:p text:style-name="P1">entièrement lisible.</text:p>
      <text:p text:style-name="P1"/>
      <text:p text:style-name="P1">Test 2 :</text:p>
      <text:p text:style-name="P1">Créer cinq titres de niveau 2 et les afficher sous forme de liste (voir la propriété</text:p>
      <text:p text:style-name="P1">display).</text:p>
      <text:p text:style-name="P1"/>
      <text:p text:style-name="P1">Test 3 :</text:p>
      <text:p text:style-name="P1">Dans un élément &lt;div&gt;, inclure un élément &lt;span&gt; contenant du texte et lui</text:p>
      <text:p text:style-name="P1">donner le style bloc.</text:p>
      <text:p text:style-name="P1"/>
      <text:p text:style-name="P1">Test 4 :</text:p>
      <text:p text:style-name="P1">Créer un menu vertical dont les éléments sont des liens &lt;a&gt;.</text:p>
      <text:p text:style-name="P1"/>
      <text:p text:style-name="P1">Test 5 :</text:p>
      <text:p text:style-name="P1">Créer une image contenant un paragraphe incluant du texte et deux éléments</text:p>
      <text:p text:style-name="P1">&lt;img /&gt; qui se suivent. Faire flotter les images, la première à gauche et la</text:p>
      <text:p text:style-name="P1">seconde à droite.</text:p>
      <text:p text:style-name="P1"/>
      <text:p text:style-name="P1">Test 6 :</text:p>
      <text:p text:style-name="P1">Placer trois images de tailles initiales différentes dans une page. Écrire les styles</text:p>
      <text:p text:style-name="P1">pour qu’elles s’affichent avec la même taille. Ensuite, positionner afin d’obtenir</text:p>
      <text:p text:style-name="P1">un effet de cascade avec un décalage horizontal et vertical constant pour chaque</text:p>
      <text:p text:style-name="P1">image par rapport à la précédente. L’utilisateur doit pouvoir mettre chacune</text:p>
      <text:p text:style-name="P1">d’elles au premier plan en passant la souris dessus (voir la propriété z-index).</text:p>
      <text:p text:style-name="P1"/>
      <text:p text:style-name="P1">Test 7 :</text:p>
      <text:p text:style-name="P1">Créer une mise en page à trois colonnes de largeurs respectives 20%, 65% et 15%.</text:p>
      <text:p text:style-name="P1">La première et la troisième doivent contenir respectivement un menu et une liste</text:p>
      <text:p text:style-name="P1">de liens crées à partir d’images. La colonne centrale doit posséder un contenu</text:p>
      <text:p text:style-name="P1">éditorial.</text:p>
      <text:p text:style-name="P1"/>
      <text:p text:style-name="P1">Test 8 :</text:p>
      <text:p text:style-name="P1">Créer une mise en page selon le modèle de la figure ci-dessous:</text:p>
      <text:p text:style-name="P1">La colonne de gauche (repère 1) a une largeur de 200 pixels et le bandeau (repère</text:p>
      <text:p text:style-name="P1">2) une hauteur de 150 pixels. Le bandeau contient le titre du site, la colonne de</text:p>
      <text:p text:style-name="P1">gauche un menu de la zone principale (repère 3) du texte et des images au choix.</text:p>
      <text:p text:style-name="P1">Le premier lien du menu doit afficher une page ayant la même structure et le</text:p>
      <text:p text:style-name="P1">même contenu dans les zones 1 et 2, mais un contenu éditorial différent dans la</text:p>
      <text:p text:style-name="P1">zone 3. (edite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23:12:10.241012865</meta:creation-date>
    <meta:editing-duration>PT1M44S</meta:editing-duration>
    <meta:editing-cycles>2</meta:editing-cycles>
    <meta:generator>LibreOffice/5.2.2.2$Linux_X86_64 LibreOffice_project/20m0$Build-2</meta:generator>
    <dc:date>2016-12-29T23:13:50.908807569</dc:date>
    <meta:document-statistic meta:table-count="0" meta:image-count="0" meta:object-count="0" meta:page-count="1" meta:paragraph-count="36" meta:word-count="327" meta:character-count="1792" meta:non-whitespace-character-count="1501"/>
  </office:meta>
</office:document-meta>
</file>